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draw:textarea-horizontal-align="justify" draw:textarea-vertical-align="middle" draw:auto-grow-height="false" fo:min-height="1.074cm" fo:min-width="0.282cm"/>
    </style:style>
    <style:style style:name="gr4" style:family="graphic" style:parent-style-name="standard">
      <style:graphic-properties draw:textarea-horizontal-align="justify" draw:textarea-vertical-align="middle" draw:auto-grow-height="false" fo:min-height="1.155cm" fo:min-width="0.203cm"/>
    </style:style>
    <style:style style:name="gr5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782cm"/>
    </style:style>
    <style:style style:name="gr14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16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6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8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 draw:shadow-offset-x="0.203cm" draw:shadow-offset-y="0.2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50057"/>
    </style:style>
    <style:style style:name="P6" style:family="paragraph">
      <loext:graphic-properties draw:fill="solid" draw:fill-color="#ff4000"/>
      <style:paragraph-properties fo:text-align="center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41cm" svg:y1="19.178cm" svg:x2="19.182cm" svg:y2="19.113cm">
          <text:p/>
        </draw:line>
        <draw:custom-shape draw:style-name="gr2" draw:text-style-name="P2" draw:layer="layout" svg:width="1.778cm" svg:height="1.778cm" svg:x="3.39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341cm" svg:y1="14.513cm" svg:x2="4.341cm" svg:y2="19.143cm">
          <text:p/>
        </draw:line>
        <draw:line draw:style-name="gr1" draw:text-style-name="P1" draw:layer="layout" svg:x1="4.302cm" svg:y1="12.685cm" svg:x2="4.299cm" svg:y2="9.263cm">
          <text:p/>
        </draw:line>
        <draw:line draw:style-name="gr1" draw:text-style-name="P1" draw:layer="layout" svg:x1="4.341cm" svg:y1="9.263cm" svg:x2="5.291cm" svg:y2="9.263cm">
          <text:p/>
        </draw:line>
        <draw:line draw:style-name="gr1" draw:text-style-name="P1" draw:layer="layout" svg:x1="5.345cm" svg:y1="8.638cm" svg:x2="5.345cm" svg:y2="10.374cm">
          <text:p/>
        </draw:line>
        <draw:line draw:style-name="gr1" draw:text-style-name="P1" draw:layer="layout" svg:x1="5.799cm" svg:y1="8.638cm" svg:x2="5.799cm" svg:y2="10.374cm">
          <text:p/>
        </draw:line>
        <draw:line draw:style-name="gr1" draw:text-style-name="P1" draw:layer="layout" svg:x1="5.793cm" svg:y1="9.343cm" svg:x2="6.827cm" svg:y2="9.343cm">
          <text:p/>
        </draw:line>
        <draw:line draw:style-name="gr1" draw:text-style-name="P1" draw:layer="layout" svg:x1="6.81cm" svg:y1="9.342cm" svg:x2="6.77cm" svg:y2="19.107cm">
          <text:p/>
        </draw:line>
        <draw:custom-shape draw:style-name="gr3" draw:text-style-name="P3" draw:layer="layout" svg:width="0.782cm" svg:height="1.324cm" svg:x="6.459cm" svg:y="12.8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21cm" svg:y1="9.298cm" svg:x2="10.271cm" svg:y2="9.256cm">
          <text:p/>
        </draw:line>
        <draw:line draw:style-name="gr1" draw:text-style-name="P1" draw:layer="layout" svg:x1="8.916cm" svg:y1="19.042cm" svg:x2="8.876cm" svg:y2="10.774cm">
          <text:p/>
        </draw:line>
        <draw:line draw:style-name="gr1" draw:text-style-name="P1" draw:layer="layout" svg:x1="16.614cm" svg:y1="12.726cm" svg:x2="16.655cm" svg:y2="9.991cm">
          <text:p/>
        </draw:line>
        <draw:custom-shape draw:style-name="gr4" draw:text-style-name="P3" draw:layer="layout" svg:width="0.703cm" svg:height="1.405cm" svg:x="8.544cm" svg:y="14.75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27cm" svg:y1="10.797cm" svg:x2="10.272cm" svg:y2="10.78cm">
          <text:p/>
        </draw:line>
        <draw:line draw:style-name="gr1" draw:text-style-name="P1" draw:layer="layout" svg:x1="15.807cm" svg:y1="13.222cm" svg:x2="17.626cm" svg:y2="13.222cm">
          <text:p/>
        </draw:line>
        <draw:line draw:style-name="gr1" draw:text-style-name="P1" draw:layer="layout" svg:x1="15.772cm" svg:y1="12.746cm" svg:x2="17.591cm" svg:y2="12.746cm">
          <text:p/>
        </draw:line>
        <draw:line draw:style-name="gr1" draw:text-style-name="P1" draw:layer="layout" svg:x1="14.208cm" svg:y1="9.999cm" svg:x2="14.208cm" svg:y2="13.701cm">
          <text:p/>
        </draw:line>
        <draw:line draw:style-name="gr1" draw:text-style-name="P1" draw:layer="layout" svg:x1="16.592cm" svg:y1="13.257cm" svg:x2="16.497cm" svg:y2="19.068cm">
          <text:p/>
        </draw:line>
        <draw:frame draw:style-name="gr5" draw:text-style-name="P4" draw:layer="layout" svg:width="2.935cm" svg:height="2.025cm" svg:x="3.667cm" svg:y="13.193cm">
          <draw:text-box>
            <text:p>Vin</text:p>
          </draw:text-box>
        </draw:frame>
        <draw:frame draw:style-name="gr6" draw:text-style-name="P4" draw:layer="layout" svg:width="2.563cm" svg:height="1.484cm" svg:x="4.061cm" svg:y="8.287cm">
          <draw:text-box>
            <text:p>C4</text:p>
          </draw:text-box>
        </draw:frame>
        <draw:frame draw:style-name="gr7" draw:text-style-name="P4" draw:layer="layout" svg:width="1.673cm" svg:height="1.831cm" svg:x="15.161cm" svg:y="13.116cm">
          <draw:text-box>
            <text:p>C3</text:p>
          </draw:text-box>
        </draw:frame>
        <draw:frame draw:style-name="gr8" draw:text-style-name="P4" draw:layer="layout" svg:width="1.901cm" svg:height="1.943cm" svg:x="10.272cm" svg:y="13.965cm">
          <draw:text-box>
            <text:p>R3</text:p>
          </draw:text-box>
        </draw:frame>
        <draw:frame draw:style-name="gr9" draw:text-style-name="P4" draw:layer="layout" svg:width="1.654cm" svg:height="1.695cm" svg:x="6.718cm" svg:y="14.211cm">
          <draw:text-box>
            <text:p>R1</text:p>
          </draw:text-box>
        </draw:frame>
        <draw:frame draw:style-name="gr10" draw:text-style-name="P4" draw:layer="layout" svg:width="1.586cm" svg:height="1.673cm" svg:x="7.638cm" svg:y="16.336cm">
          <draw:text-box draw:corner-radius="0.442cm">
            <text:p>R4</text:p>
          </draw:text-box>
        </draw:frame>
        <draw:frame draw:style-name="gr11" draw:text-style-name="P5" draw:layer="layout" svg:width="2.564cm" svg:height="1.405cm" svg:x="13.7cm" svg:y="8.748cm">
          <draw:text-box>
            <text:p><text:span text:style-name="T1">o</text:span><text:span text:style-name="T1">u</text:span><text:span text:style-name="T1">t</text:span></text:p>
          </draw:text-box>
        </draw:frame>
        <draw:frame draw:style-name="gr12" draw:text-style-name="P4" draw:layer="layout" svg:width="1.447cm" svg:height="0.962cm" svg:x="3.871cm" svg:y="12.485cm">
          <draw:text-box>
            <text:p>+</text:p>
          </draw:text-box>
        </draw:frame>
        <draw:frame draw:style-name="gr12" draw:text-style-name="P4" draw:layer="layout" svg:width="0.537cm" svg:height="0.962cm" svg:x="4.048cm" svg:y="13.701cm">
          <draw:text-box draw:corner-radius="0.455cm">
            <text:p>-</text:p>
          </draw:text-box>
        </draw:frame>
        <draw:line draw:style-name="gr1" draw:text-style-name="P1" draw:layer="layout" svg:x1="8.895cm" svg:y1="13.661cm" svg:x2="14.208cm" svg:y2="13.701cm">
          <text:p/>
        </draw:line>
        <draw:line draw:style-name="gr1" draw:text-style-name="P1" draw:layer="layout" svg:x1="11.827cm" svg:y1="9.943cm" svg:x2="19.221cm" svg:y2="9.963cm">
          <text:p/>
        </draw:line>
        <draw:custom-shape draw:style-name="gr13" draw:text-style-name="P3" draw:layer="layout" svg:width="1.282cm" svg:height="0.722cm" svg:x="10.269cm" svg:y="13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82cm" svg:height="0.722cm" svg:x="14.958cm" svg:y="9.63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01cm" svg:height="1.943cm" svg:x="14.843cm" svg:y="10.361cm">
          <draw:text-box>
            <text:p>R2</text:p>
          </draw:text-box>
        </draw:frame>
        <draw:frame draw:style-name="gr12" draw:text-style-name="P4" draw:layer="layout" svg:width="1.447cm" svg:height="0.962cm" svg:x="9.84cm" svg:y="8.493cm">
          <draw:text-box>
            <text:p>+</text:p>
          </draw:text-box>
        </draw:frame>
        <draw:frame draw:style-name="gr14" draw:text-style-name="P4" draw:layer="layout" svg:width="0.283cm" svg:height="0.962cm" svg:x="10.144cm" svg:y="10.144cm">
          <draw:text-box draw:corner-radius="0.455cm">
            <text:p>-</text:p>
          </draw:text-box>
        </draw:frame>
        <draw:frame draw:style-name="gr11" draw:text-style-name="P5" draw:layer="layout" svg:width="2.564cm" svg:height="1.405cm" svg:x="18.502cm" svg:y="13.693cm">
          <draw:text-box>
            <text:p><text:span text:style-name="T1">Vout2</text:span></text:p>
          </draw:text-box>
        </draw:frame>
        <draw:frame draw:style-name="gr12" draw:text-style-name="P4" draw:layer="layout" svg:width="1.447cm" svg:height="0.962cm" svg:x="18.857cm" svg:y="10.018cm">
          <draw:text-box>
            <text:p>+</text:p>
          </draw:text-box>
        </draw:frame>
        <draw:frame draw:style-name="gr12" draw:text-style-name="P4" draw:layer="layout" svg:width="1.447cm" svg:height="0.962cm" svg:x="18.857cm" svg:y="18.073cm">
          <draw:text-box>
            <text:p>-</text:p>
          </draw:text-box>
        </draw:frame>
        <draw:line draw:style-name="gr1" draw:text-style-name="P1" draw:layer="layout" svg:x1="11.795cm" svg:y1="9.891cm" svg:x2="11.795cm" svg:y2="11.034cm">
          <text:p/>
        </draw:line>
        <draw:custom-shape draw:style-name="gr15" draw:text-style-name="P3" draw:layer="layout" svg:width="1.27cm" svg:height="1.27cm" svg:x="11.16cm" svg:y="11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795cm" svg:y1="12.304cm" svg:x2="11.795cm" svg:y2="12.812cm">
          <text:p/>
        </draw:line>
        <draw:line draw:style-name="gr1" draw:text-style-name="P1" draw:layer="layout" svg:x1="11.795cm" svg:y1="12.812cm" svg:x2="13.319cm" svg:y2="12.812cm">
          <text:p/>
        </draw:line>
        <draw:line draw:style-name="gr1" draw:text-style-name="P1" draw:layer="layout" svg:x1="13.319cm" svg:y1="12.431cm" svg:x2="13.319cm" svg:y2="13.32cm">
          <text:p/>
        </draw:line>
        <draw:line draw:style-name="gr1" draw:text-style-name="P1" draw:layer="layout" svg:x1="13.573cm" svg:y1="12.685cm" svg:x2="13.573cm" svg:y2="13.066cm">
          <text:p/>
        </draw:line>
        <draw:line draw:style-name="gr1" draw:text-style-name="P1" draw:layer="layout" svg:x1="13.827cm" svg:y1="12.812cm" svg:x2="13.827cm" svg:y2="12.939cm">
          <text:p/>
        </draw:line>
        <draw:line draw:style-name="gr1" draw:text-style-name="P1" draw:layer="layout" svg:x1="12.43cm" svg:y1="19.162cm" svg:x2="12.43cm" svg:y2="20.051cm">
          <text:p/>
        </draw:line>
        <draw:line draw:style-name="gr1" draw:text-style-name="P1" draw:layer="layout" svg:x1="11.668cm" svg:y1="20.051cm" svg:x2="13.192cm" svg:y2="20.051cm">
          <text:p/>
        </draw:line>
        <draw:line draw:style-name="gr1" draw:text-style-name="P1" draw:layer="layout" svg:x1="12.049cm" svg:y1="20.178cm" svg:x2="12.811cm" svg:y2="20.178cm">
          <text:p/>
        </draw:line>
        <draw:line draw:style-name="gr1" draw:text-style-name="P1" draw:layer="layout" svg:x1="12.303cm" svg:y1="20.305cm" svg:x2="12.557cm" svg:y2="20.305cm">
          <text:p/>
        </draw:line>
        <draw:frame draw:style-name="gr16" draw:text-style-name="P4" draw:layer="layout" svg:width="2.667cm" svg:height="0.762cm" svg:x="12.176cm" svg:y="11.541cm">
          <draw:text-box>
            <text:p>(1+R3/R4)*VI</text:p>
          </draw:text-box>
        </draw:frame>
        <draw:frame draw:style-name="gr17" draw:text-style-name="P4" draw:layer="layout" svg:width="1.266cm" svg:height="0.962cm" svg:x="9.894cm" svg:y="9.509cm">
          <draw:text-box>
            <text:p>VI </text:p>
          </draw:text-box>
        </draw:frame>
        <draw:frame draw:style-name="gr12" draw:text-style-name="P4" draw:layer="layout" svg:width="1.447cm" svg:height="0.962cm" svg:x="11.364cm" svg:y="10.961cm">
          <draw:text-box>
            <text:p>+</text:p>
          </draw:text-box>
        </draw:frame>
        <draw:frame draw:style-name="gr12" draw:text-style-name="P4" draw:layer="layout" svg:width="1.447cm" svg:height="0.962cm" svg:x="11.491cm" svg:y="11.415cm">
          <draw:text-box>
            <text:p>-</text:p>
          </draw:text-box>
        </draw:frame>
        <draw:custom-shape draw:style-name="gr18" draw:text-style-name="P6" draw:layer="layout" svg:width="0.254cm" svg:height="0.254cm" svg:x="14.0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14:11.411351283</meta:creation-date>
    <dc:date>2021-06-08T18:07:45.787151266</dc:date>
    <meta:editing-duration>PT30M54S</meta:editing-duration>
    <meta:editing-cycles>3</meta:editing-cycles>
    <meta:generator>LibreOffice/6.4.7.2$Linux_X86_64 LibreOffice_project/40$Build-2</meta:generator>
    <meta:document-statistic meta:object-count="54"/>
  </office:meta>
</office:document-meta>
</file>